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DEVS</mi>
                <mtext>gen</mtext>
              </msub>
              <mo stretchy="false">=</mo>
              <mrow>
                <mo fence="true" stretchy="false">[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sub>
                      <mi>δ</mi>
                      <mtext>con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sub>
                <mi>X</mi>
                <mi>M</mi>
              </msub>
              <mo stretchy="false">=</mo>
              <mo stretchy="false">{</mo>
            </mrow>
            <mrow>
              <mo fence="true" stretchy="false">[</mo>
              <mrow>
                <mrow>
                  <mi>t</mi>
                  <mi>,</mi>
                  <mi>v</mi>
                </mrow>
              </mrow>
              <mo fence="true" stretchy="false">]</mo>
            </mrow>
            <mi>;</mi>
            <mrow>
              <mi>t</mi>
              <mo stretchy="false">∈</mo>
              <mo stretchy="false">{</mo>
            </mrow>
            <mtext>In1</mtext>
            <mi>,</mi>
            <mtext>In2</mtext>
            <mo stretchy="false">}</mo>
            <mi>;</mi>
            <mrow>
              <mi>v</mi>
              <mo stretchy="false">∈</mo>
              <msubsup>
                <mi mathvariant="normal">ℝ</mi>
                <mi mathvariant="italic">pos</mi>
                <mi mathvariant="italic">inf</mi>
              </msubsup>
            </mrow>
            <mo stretchy="false">}</mo>
          </mrow>
        </mtd>
      </mtr>
      <mtr>
        <mtd columnalign="left">
          <mrow>
            <mrow>
              <msub>
                <mi>Y</mi>
                <mi>M</mi>
              </msub>
              <mo stretchy="false">=</mo>
              <mo stretchy="false">{</mo>
            </mrow>
            <mn>1</mn>
            <mo stretchy="false">}</mo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ψ</mi>
                  <mi>,</mi>
                  <mi>σ</mi>
                </mrow>
              </mrow>
              <mo fence="true" stretchy="false">]</mo>
            </mrow>
            <mi>;</mi>
            <mrow>
              <mi>φ</mi>
              <mo stretchy="false">∈</mo>
              <mo stretchy="false">{</mo>
            </mrow>
            <mtext>passive</mtext>
            <mi>,</mi>
            <mtext>immediate</mtext>
            <mo stretchy="false">}</mo>
            <mi>;</mi>
            <mrow>
              <mi>ψ</mi>
              <mo stretchy="false">∈</mo>
              <msubsup>
                <mi mathvariant="normal">ℝ</mi>
                <mtext>pos</mtext>
                <mi mathvariant="italic">inf</mi>
              </msubsup>
            </mrow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  <mi>,</mi>
                  <mi>e</mi>
                  <mi>,</mi>
                  <mrow>
                    <mo fence="true" stretchy="false">[</mo>
                    <mrow>
                      <mrow>
                        <mi>t</mi>
                        <mi>,</mi>
                        <mi>v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row>
                        <mi>v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&gt;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n>0</mn>
                    </mrow>
                  </mrow>
                  <mo fence="true" stretchy="false">]</mo>
                </mrow>
                <mi>;</mi>
                <mtext>     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≤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passive</mtext>
                      <mi>,</mi>
                      <mi>v</mi>
                      <mi>,</mi>
                      <mrow>
                        <mi>σ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    </mtext>
                <mi mathvariant="italic">otherwise</mi>
              </mrow>
            </mrow>
            <mi>.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passive</mtext>
                    <mi>,</mi>
                    <mi>ψ</mi>
                    <mi>,</mi>
                    <mi>ψ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sub>
              <mi>δ</mi>
              <mtext>con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row>
                          <mi>φ</mi>
                          <mi>,</mi>
                          <mi>ψ</mi>
                          <mi>,</mi>
                          <mi>σ</mi>
                        </mrow>
                      </mrow>
                      <mo fence="true" stretchy="false">]</mo>
                    </mrow>
                    <mi>,</mi>
                    <mi>e</mi>
                    <mi>,</mi>
                    <mrow>
                      <mo fence="true" stretchy="false">[</mo>
                      <mrow>
                        <mrow>
                          <mi>t</mi>
                          <mi>,</mi>
                          <mi>v</mi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=</mo>
              <msub>
                <mi>δ</mi>
                <mtext>ext</mtext>
              </msub>
            </mrow>
            <mrow>
              <mo fence="true" stretchy="false">(</mo>
              <mrow>
                <mrow>
                  <msub>
                    <mi>δ</mi>
                    <mtext>int</mtext>
                  </msub>
                  <mrow>
                    <mo fence="true" stretchy="false">(</mo>
                    <mrow>
                      <mi>φ</mi>
                    </mrow>
                    <mo fence="true" stretchy="false">)</mo>
                  </mrow>
                  <mi>,</mi>
                  <mn>0,</mn>
                  <mi>φ</mi>
                </mrow>
              </mrow>
              <mo fence="true" stretchy="false">)</mo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alignl DEVS_{"gen"} = [ X_M, Y_M, S, δ_{ "ext" }, δ_{ "int" }, δ_{ "con" },λ, ta]. newline
newline 
alignl X_M = \{ [t,v]; t in \{"In1", "In2"\} ; v in setR_{pos}^{inf} \} newline
alignl Y_M = \{  1 \} newline
alignl S = \{ [ φ, ψ , σ ]; φ in \{"passive","immediate"\}; ψ in setR_{"pos"}^{inf};  σ in
setR_{0}^{inf} \}. newline
alignl δ_{ "ext" }( [ φ, ψ , σ ], e, [t, v] ) newline 
alignl "     " = { ["immediate", v, v-e]; "  " if t = "In1" and v &gt; e }; newline
alignl "     " = { ["immediate", v, 0]; "       " if t = "In1" and v &lt;= e };  newline
alignl "     " = { ["passive", v,  σ - e]; "      " otherwise }. newline

alignl δ_{ "int" }( [ φ, ψ , σ ] ) = [ "passive",  ψ, ψ ]. newline

alignl δ_{ "con" }( [ φ, ψ , σ ], e, [t, v] ) = δ_{ "ext" }( δ_{ "int" }(φ), 0, φ).
 newline 
alignl λ( [ φ, ψ , σ ]  ) = 1. newline
alignl ta( [ φ, ψ , σ ] ) = σ.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2.0.4$Windows_x86 LibreOffice_project/05dceb5d363845f2cf968344d7adab8dcfb2ba71</meta:generator>
  </office:meta>
</office:document-meta>
</file>